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839F344F7AE92148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14cm, 5.323cm, 17.736cm, 5.10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742cm" svg:height="24cm" svg:x="0.692cm" svg:y="0.591cm">
          <draw:image xlink:href="Pictures/10000000000005E8000007E0839F344F7AE9214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2-09-23T17:15:25.076571114</dc:date>
    <meta:editing-duration>PT3M31S</meta:editing-duration>
    <meta:editing-cycles>5</meta:editing-cycles>
    <meta:generator>LibreOffice/7.3.5.2$MacOSX_AARCH64 LibreOffice_project/184fe81b8c8c30d8b5082578aee2fed2ea847c01</meta:generator>
    <meta:document-statistic meta:object-count="1"/>
  </office:meta>
</office:document-meta>
</file>